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89e"/>
    </style:style>
    <style:style style:name="P2" style:family="paragraph" style:parent-style-name="Standard">
      <style:text-properties officeooo:paragraph-rsid="0002fef5"/>
    </style:style>
    <style:style style:name="P3" style:family="paragraph" style:parent-style-name="Standard">
      <style:text-properties officeooo:paragraph-rsid="00045dc2"/>
    </style:style>
    <style:style style:name="P4" style:family="paragraph" style:parent-style-name="Standard">
      <style:text-properties officeooo:paragraph-rsid="0005136f"/>
    </style:style>
    <style:style style:name="P5" style:family="paragraph" style:parent-style-name="Standard">
      <style:text-properties officeooo:paragraph-rsid="00058fc9"/>
    </style:style>
    <style:style style:name="P6" style:family="paragraph" style:parent-style-name="Standard">
      <style:text-properties officeooo:paragraph-rsid="00065dac"/>
    </style:style>
    <style:style style:name="P7" style:family="paragraph" style:parent-style-name="Standard">
      <style:text-properties officeooo:paragraph-rsid="0006d175"/>
    </style:style>
    <style:style style:name="P8" style:family="paragraph" style:parent-style-name="Standard">
      <style:text-properties officeooo:paragraph-rsid="000ae00e"/>
    </style:style>
    <style:style style:name="P9" style:family="paragraph" style:parent-style-name="Standard">
      <style:text-properties officeooo:paragraph-rsid="000c722c"/>
    </style:style>
    <style:style style:name="P10" style:family="paragraph" style:parent-style-name="Standard">
      <style:text-properties officeooo:paragraph-rsid="000f981b"/>
    </style:style>
    <style:style style:name="P11" style:family="paragraph" style:parent-style-name="Standard">
      <style:text-properties officeooo:paragraph-rsid="00108b26"/>
    </style:style>
    <style:style style:name="P12" style:family="paragraph" style:parent-style-name="Standard">
      <style:text-properties officeooo:paragraph-rsid="00115a21"/>
    </style:style>
    <style:style style:name="P13" style:family="paragraph" style:parent-style-name="Standard">
      <style:text-properties officeooo:paragraph-rsid="0012dfc9"/>
    </style:style>
    <style:style style:name="T1" style:family="text">
      <style:text-properties fo:font-style="italic" style:text-underline-style="solid" style:text-underline-width="auto" style:text-underline-color="font-color" fo:font-weight="bold" officeooo:rsid="00014402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&lt;input type="button"&gt; <text:span text:style-name="T1">Hecho</text:span></text:p>
      <text:p text:style-name="Standard"/>
      <text:p text:style-name="P8">&lt;input type="color"&gt; <text:s/><text:span text:style-name="T1">Hecho</text:span></text:p>
      <text:p text:style-name="Standard"/>
      <text:p text:style-name="P3">&lt;input type="date"&gt; <text:span text:style-name="T1">Hecho</text:span></text:p>
      <text:p text:style-name="Standard"/>
      <text:p text:style-name="P9">&lt;input type="datetime-local"&gt; <text:span text:style-name="T1">Hecho</text:span></text:p>
      <text:p text:style-name="Standard"/>
      <text:p text:style-name="P4">&lt;input type="email"&gt; <text:span text:style-name="T1">Hecho</text:span></text:p>
      <text:p text:style-name="Standard"/>
      <text:p text:style-name="P9">&lt;input type="file"&gt; <text:span text:style-name="T1">Hecho</text:span></text:p>
      <text:p text:style-name="Standard"/>
      <text:p text:style-name="P10">&lt;input type="hidden"&gt; <text:s/><text:span text:style-name="T1">Hecho</text:span></text:p>
      <text:p text:style-name="Standard"/>
      <text:p text:style-name="P11">&lt;input type="image"&gt; <text:span text:style-name="T1">Hecho</text:span></text:p>
      <text:p text:style-name="Standard"/>
      <text:p text:style-name="P11">&lt;input type="month"&gt; <text:span text:style-name="T1">Hecho</text:span></text:p>
      <text:p text:style-name="Standard"/>
      <text:p text:style-name="P7">&lt;input type="number"&gt; <text:s/><text:span text:style-name="T1">Hecho</text:span></text:p>
      <text:p text:style-name="Standard"/>
      <text:p text:style-name="P4">&lt;input type="password"&gt; <text:span text:style-name="T1">Hecho</text:span></text:p>
      <text:p text:style-name="Standard"/>
      <text:p text:style-name="P11">&lt;input type="range"&gt; <text:span text:style-name="T1">Hecho</text:span></text:p>
      <text:p text:style-name="Standard"/>
      <text:p text:style-name="P6">&lt;input type="reset"&gt; <text:span text:style-name="T1">Hecho</text:span></text:p>
      <text:p text:style-name="Standard"/>
      <text:p text:style-name="P12">&lt;input type="search"&gt; <text:span text:style-name="T1">Hecho</text:span></text:p>
      <text:p text:style-name="Standard"/>
      <text:p text:style-name="P12">&lt;input type="submit"&gt; <text:span text:style-name="T1">Hecho</text:span></text:p>
      <text:p text:style-name="Standard"/>
      <text:p text:style-name="P1">&lt;input type="tel"&gt; <text:span text:style-name="T1">Hecho</text:span></text:p>
      <text:p text:style-name="Standard"/>
      <text:p text:style-name="Standard">&lt;input type="text"&gt; <text:span text:style-name="T1">Hecho</text:span></text:p>
      <text:p text:style-name="Standard"/>
      <text:p text:style-name="P12">&lt;input type="time"&gt; <text:span text:style-name="T1">Hecho</text:span></text:p>
      <text:p text:style-name="Standard"/>
      <text:p text:style-name="P7">&lt;input type="url"&gt; <text:span text:style-name="T1">Hecho</text:span></text:p>
      <text:p text:style-name="Standard"/>
      <text:p text:style-name="P12">&lt;input type="week"&gt; <text:span text:style-name="T1">Hecho</text:span></text:p>
      <text:p text:style-name="Standard"/>
      <text:p text:style-name="P13">&lt;input type="checkbox"&gt; <text:span text:style-name="T1">Hecho</text:span></text:p>
      <text:p text:style-name="Standard"/>
      <text:p text:style-name="P2">&lt;input type="radio"&gt; <text:span text:style-name="T1">Hecho</text:span></text:p>
      <text:p text:style-name="Standard"/>
      <text:p text:style-name="Standard">&lt;textarea rows="10" cols="50"&gt;Esto es el contenido&lt;/textarea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10-15T16:05:45.645197175</dc:date>
    <meta:editing-duration>PT1H3M57S</meta:editing-duration>
    <meta:editing-cycles>8</meta:editing-cycles>
    <meta:document-statistic meta:table-count="0" meta:image-count="0" meta:object-count="0" meta:page-count="1" meta:paragraph-count="23" meta:word-count="72" meta:character-count="648" meta:non-whitespace-character-count="595"/>
  </office:meta>
</office:document-meta>
</file>